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3pt" fo:language="en" fo:country="GB" style:text-underline-style="solid" style:text-underline-width="auto" style:text-underline-color="font-color" fo:font-weight="bold" officeooo:rsid="002a469f" officeooo:paragraph-rsid="002a469f" fo:background-color="#fff200" style:font-size-asian="11.3500003814697pt" style:font-weight-asian="bold" style:font-size-complex="13pt" style:font-weight-complex="bold"/>
    </style:style>
    <style:style style:name="P2" style:family="paragraph" style:parent-style-name="Standard">
      <style:paragraph-properties fo:text-align="justify" style:justify-single-word="false"/>
      <style:text-properties style:font-name="Calibri" fo:font-size="13pt" fo:language="el" fo:country="GR" style:text-underline-style="none" fo:font-weight="normal" officeooo:rsid="001a1667" officeooo:paragraph-rsid="001a1667" style:font-size-asian="11.3500003814697pt" style:font-weight-asian="normal" style:font-size-complex="13pt" style:font-weight-complex="normal"/>
    </style:style>
    <style:style style:name="P3" style:family="paragraph" style:parent-style-name="Standard">
      <style:paragraph-properties fo:text-align="justify" style:justify-single-word="false"/>
      <style:text-properties style:font-name="Calibri" fo:font-size="13pt" fo:language="el" fo:country="GR" style:text-underline-style="none" fo:font-weight="normal" officeooo:rsid="001a1667" officeooo:paragraph-rsid="002c5e1c" style:font-size-asian="11.3500003814697pt" style:font-weight-asian="normal" style:font-size-complex="13pt" style:font-weight-complex="normal"/>
    </style:style>
    <style:style style:name="P4" style:family="paragraph" style:parent-style-name="Standard">
      <style:paragraph-properties fo:text-align="justify" style:justify-single-word="false"/>
      <style:text-properties style:font-name="Calibri" fo:font-size="13pt" fo:language="el" fo:country="GR" style:text-underline-style="none" fo:font-weight="normal" officeooo:rsid="001a1667" officeooo:paragraph-rsid="002da4f6" style:font-size-asian="11.3500003814697pt" style:font-weight-asian="normal" style:font-size-complex="13pt" style:font-weight-complex="normal"/>
    </style:style>
    <style:style style:name="P5" style:family="paragraph" style:parent-style-name="Standard">
      <style:paragraph-properties fo:text-align="center" style:justify-single-word="false"/>
      <style:text-properties style:font-name="Calibri" fo:font-size="13pt" fo:language="el" fo:country="GR" style:text-underline-style="none" fo:font-weight="bold" officeooo:rsid="002a469f" officeooo:paragraph-rsid="002a469f" fo:background-color="#fff200" style:font-size-asian="11.3500003814697pt" style:font-weight-asian="bold" style:font-size-complex="13pt" style:font-weight-complex="bold"/>
    </style:style>
    <style:style style:name="P6" style:family="paragraph" style:parent-style-name="Standard">
      <style:paragraph-properties fo:text-align="justify" style:justify-single-word="false"/>
      <style:text-properties style:font-name="Calibri" fo:font-size="13pt" style:text-underline-style="none" fo:font-weight="normal" officeooo:rsid="001a1667" officeooo:paragraph-rsid="002adbbb" style:font-size-asian="11.3500003814697pt" style:font-weight-asian="normal" style:font-size-complex="13pt" style:font-weight-complex="normal"/>
    </style:style>
    <style:style style:name="P7" style:family="paragraph" style:parent-style-name="Standard">
      <style:paragraph-properties fo:text-align="justify" style:justify-single-word="false"/>
      <style:text-properties style:font-name="Calibri" fo:font-size="13pt" fo:language="el" fo:country="GR" style:text-underline-style="none" fo:font-weight="normal" officeooo:rsid="001a1667" officeooo:paragraph-rsid="001a1667" style:font-size-asian="11.3500003814697pt" style:font-weight-asian="normal" style:font-size-complex="13pt" style:font-weight-complex="normal"/>
    </style:style>
    <style:style style:name="P8" style:family="paragraph" style:parent-style-name="Standard">
      <style:paragraph-properties fo:text-align="justify" style:justify-single-word="false"/>
      <style:text-properties style:font-name="Calibri" fo:font-size="13pt" fo:language="el" fo:country="GR" style:text-underline-style="none" fo:font-weight="normal" officeooo:rsid="002adbbb" officeooo:paragraph-rsid="002adbbb" style:font-size-asian="11.3500003814697pt" style:font-weight-asian="normal" style:font-size-complex="13pt" style:font-weight-complex="normal"/>
    </style:style>
    <style:style style:name="T1" style:family="text">
      <style:text-properties fo:language="en" fo:country="US" officeooo:rsid="001b9c75"/>
    </style:style>
    <style:style style:name="T2" style:family="text">
      <style:text-properties fo:language="en" fo:country="US" officeooo:rsid="001cd2eb"/>
    </style:style>
    <style:style style:name="T3" style:family="text">
      <style:text-properties fo:language="en" fo:country="US" officeooo:rsid="001dca24"/>
    </style:style>
    <style:style style:name="T4" style:family="text">
      <style:text-properties fo:language="en" fo:country="US" officeooo:rsid="001fbfd3"/>
    </style:style>
    <style:style style:name="T5" style:family="text">
      <style:text-properties fo:language="en" fo:country="US" officeooo:rsid="00218c2f"/>
    </style:style>
    <style:style style:name="T6" style:family="text">
      <style:text-properties officeooo:rsid="001b9c75"/>
    </style:style>
    <style:style style:name="T7" style:family="text">
      <style:text-properties officeooo:rsid="001c1ae7"/>
    </style:style>
    <style:style style:name="T8" style:family="text">
      <style:text-properties officeooo:rsid="001cd2eb"/>
    </style:style>
    <style:style style:name="T9" style:family="text">
      <style:text-properties officeooo:rsid="001dca24"/>
    </style:style>
    <style:style style:name="T10" style:family="text">
      <style:text-properties officeooo:rsid="001fbfd3"/>
    </style:style>
    <style:style style:name="T11" style:family="text">
      <style:text-properties officeooo:rsid="00218c2f"/>
    </style:style>
    <style:style style:name="T12" style:family="text">
      <style:text-properties fo:language="el" fo:country="GR"/>
    </style:style>
    <style:style style:name="T13" style:family="text">
      <style:text-properties fo:language="el" fo:country="GR" officeooo:rsid="002a469f"/>
    </style:style>
    <style:style style:name="T14" style:family="text">
      <style:text-properties fo:language="el" fo:country="GR" officeooo:rsid="001b9c75"/>
    </style:style>
    <style:style style:name="T15" style:family="text">
      <style:text-properties fo:language="el" fo:country="GR" officeooo:rsid="002adbbb"/>
    </style:style>
    <style:style style:name="T16" style:family="text">
      <style:text-properties fo:language="el" fo:country="GR" officeooo:rsid="002da4f6"/>
    </style:style>
    <style:style style:name="T17" style:family="text">
      <style:text-properties fo:language="en" fo:country="GB" officeooo:rsid="002adbbb"/>
    </style:style>
    <style:style style:name="T18" style:family="text">
      <style:text-properties fo:language="en" fo:country="GB" officeooo:rsid="002c5e1c"/>
    </style:style>
    <style:style style:name="T19" style:family="text">
      <style:text-properties officeooo:rsid="002c5e1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QM<text:span text:style-name="T16">0419</text:span> – Class Quality Monitor <text:s/>- <text:span text:style-name="T16">Απρίλιος 2019</text:span></text:p>
      <text:p text:style-name="P1"/>
      <text:p text:style-name="P5">Δημιουργία συσκευής που μετρά την ποιότητα της τάξης</text:p>
      <text:p text:style-name="P2"/>
      <text:p text:style-name="P8"><text:tab/>Η καθημερινή μας ζωή στην σχολική τάξη μπορεί να βελτιωθεί αν οι περιβαλλοντικές συνθήκες είναι όσο δυνατόν καλύτερες. Όταν κάτι δεν μας αρέσει πρέπει να βρούμε εύκολα τι είναι αυτό που μας προκαλεί δυσφορία. <text:s/></text:p>
      <text:p text:style-name="P6"><text:span text:style-name="T15"><text:tab/>Απ</text:span><text:span text:style-name="T12">οφασίσαμε να φτιάξουμε μία κατασκευή που θα </text:span><text:span text:style-name="T13">μπορεί να μετρά την</text:span><text:span text:style-name="T12"> ποιότητα ζωής στην τάξη </text:span><text:span text:style-name="T13">με σκοπό να την βελτιώσει</text:span><text:span text:style-name="T12">. Βασικοί παράγοντες που επ</text:span><text:span text:style-name="T13">η</text:span><text:span text:style-name="T12">ρεάζουν τη ζωή στην τάξη, είναι οι συνθήκες </text:span><text:span text:style-name="T14">θερμοκρασίας, υγρασίας, θορύβου, φωτός και ποιότητας αέρα. </text:span><text:span text:style-name="T15">Η κατασκευή μας είναι οι αισθητήρες αυτοί όλοι μαζί σε ένα </text:span><text:span text:style-name="T17">arduino, </text:span><text:span text:style-name="T15">μία </text:span><text:span text:style-name="T17">lcd </text:span><text:span text:style-name="T15">μικρή οθόνη που θα δείχνει τα αναλυτικά αποτελέσματα και ένα </text:span><text:span text:style-name="T17">led </text:span><text:span text:style-name="T15">που θα ανάβει πράσινο, κίτρινο ή κόκκινο αν η τάξη συνολικά είναι άριστη, μέτρια ή κακή. </text:span></text:p>
      <text:p text:style-name="P6"><text:span text:style-name="T15"><text:tab/>Η ομάδα μας έχει μαθητές από Πέμπτη Δημοτικού μέχρι Τρίτη Γυμνασίου και π</text:span><text:span text:style-name="T14">ροκειμένου να επιτύχουμε τον στόχο μας, δημιουργήσαμε μία </text:span><text:span text:style-name="T15">υπο-</text:span><text:span text:style-name="T14">ομάδα για κάθε αισθητήρα </text:span><text:span text:style-name="T15">χωριστά </text:span><text:span text:style-name="T14">και μία ομάδα για το τελικό </text:span><text:span text:style-name="T1">integration. </text:span><text:span text:style-name="T14">Αφότου κάθε ομάδα ολοκλήρωσε τη δουλειά της, χωριστήκαμε εκ νέου σε νέες ομάδες προκειμένου σχεδιάσουμε το </text:span><text:span text:style-name="T15">κύκλωμα σε </text:span><text:span text:style-name="T1">fritzing, </text:span><text:span text:style-name="T14">να γράψουμε τα </text:span><text:span text:style-name="T1">documents, </text:span><text:span text:style-name="T14">να κάνουμε αποσφαλμάτωση </text:span><text:span text:style-name="T15">στους κώδικες </text:span><text:span text:style-name="T14">και να βελτιώσουμε τον κώδικα και το </text:span><text:span text:style-name="T1">hardware. </text:span></text:p>
      <text:p text:style-name="P2"><text:span text:style-name="T1"><text:tab/></text:span><text:span text:style-name="T6">Η όλη φιλοσοφία της κατασκευής είναι να παίρνουμε μετρήσεις από κάθε αισθητήρα και ανά τακτά διαστήματα να τις αξιολογούμε καθεμία και όλες μαζί.</text:span></text:p>
      <text:p text:style-name="P4"><text:tab/><text:span text:style-name="T7">Αντιμετωπίσαμε πολλά προβλήματα. Προβλήματα συνεννόησης, χρόνου, οργάνωσης συναντήσεων, προβλήματα με το </text:span><text:span text:style-name="T2">software </text:span><text:span text:style-name="T8">αλλά και το </text:span><text:span text:style-name="T2">hardware. </text:span><text:span text:style-name="T9">Οι κώδικες χρήσης αισθητήρων, που βρήκαμε από το </text:span><text:span text:style-name="T3">internet, </text:span><text:span text:style-name="T9">δε δούλευαν πάντα σωστά και έπρεπε να τους κάνουμε κάποιες μετατροπές. Έπειτα, μας δυσκόλεψε πολύ η ενοποίηση των επιμέρους προγραμμάτων σε ένα τελικό. Στο </text:span><text:span text:style-name="T4">hardware, </text:span><text:span text:style-name="T10">έπρεπε να είμαστε πολύ προσεκτικοί με την θέση των αισθητήρων και επιλογή των </text:span><text:span text:style-name="T4">pins </text:span><text:span text:style-name="T10">γιατί είχαμε πολλούς αισθητήρες και μία </text:span><text:span text:style-name="T4">lcd </text:span><text:span text:style-name="T10">οθόνη που έπιαναν πολλά </text:span><text:span text:style-name="T4">pins. </text:span><text:span text:style-name="T10">Ήταν πολύ σημαντική η σωστή διάταξη των αισθητήρων πάνω στο </text:span><text:span text:style-name="T4">breadboard</text:span><text:span text:style-name="T10"> διότι για παράδειγμα αν ο </text:span><text:span text:style-name="T4">gas sensor </text:span><text:span text:style-name="T10">που ζεσταινότανε πολύ, κατά τη διάρκεια της λειτουργίας του, ήταν δίπλα στον </text:span><text:span text:style-name="T4">temperature sensor</text:span><text:span text:style-name="T10"> το αποτέλεσμα θα ήταν λανθασμένο. Θέλει πολύ προσοχή η σωστή χρήση της συσκευής. Για παράδειγμα δεν πρέπει να σκύβουμε από πάνω γιατί ο </text:span><text:span text:style-name="T4">light sensor </text:span><text:span text:style-name="T10">θα βγάλει λάθος μετρήσεις. Να επισημάνουμε μια ιδιαιτερότητα που είχε ο </text:span><text:span text:style-name="T4">gas sensor, </text:span><text:span text:style-name="T10">ότι η τροφοδοσία του δεν έπρεπε να γίνεται μέσο της τροφοδοσίας του </text:span><text:span text:style-name="T4">arduino, </text:span><text:span text:style-name="T10">αλλά μέσο της </text:span><text:span text:style-name="T4">USB </text:span><text:span text:style-name="T10">τροφοδοσίας. Διαφορετικά, επειδή ο </text:span><text:span text:style-name="T4">gas sensor </text:span><text:span text:style-name="T5">κ</text:span><text:span text:style-name="T11">αταναλώνει πολύ ρεύμα, η </text:span><text:span text:style-name="T4">lcd </text:span><text:span text:style-name="T10">οθόνη τρεμοπαίζει και γενικά όλο το κύκλωμα είναι ασταθές. </text:span></text:p>
      <text:p text:style-name="P4"><text:span text:style-name="T10"><text:tab/>Χαιρόμαστε γιατί μάθαμε πολλά πράγματα. Είδαμε πόσο ωραίο είναι να δουλεύεις σε ομάδες, με όλες τις δυσκολίες μας. Μάθαμε με τη βοήθεια του δασκάλου μας να φτιάχνουμε καλύτερο και παραμετρικό κώδικα (ειδικά με το </text:span><text:span text:style-name="T18">integration) </text:span><text:span text:style-name="T19">και πόσο πραγματικά βολεύει να σχεδιάζουμε τα πάντα στο χαρτί (κύκλωμα και κώδικα) πριν τα υλοποιήσουμε. </text:span></text:p>
      <text:p text:style-name="P3"><text:tab/><text:span text:style-name="T19">Τώρα έχουμε μια πλήρη κατασκευή που σε 5 λεπτά αλλάζουμε ότι θέλουμε (καλύτερους αισθητήρες, παραμέτρους ελέγχους ποιότητας μετρήσεων) και θα θέλαμε να την δούμε ζωντανά <text:s/>να δουλεύει σε πραγματική λειτουργία σε κάθε τάξη στα σχολεία μας.</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3T16:16:20.187000000</meta:creation-date>
    <meta:generator>LibreOffice/6.0.7.3$Windows_X86_64 LibreOffice_project/dc89aa7a9eabfd848af146d5086077aeed2ae4a5</meta:generator>
    <dc:date>2019-04-24T10:53:26.717000000</dc:date>
    <meta:editing-duration>PT29M36S</meta:editing-duration>
    <meta:editing-cycles>8</meta:editing-cycles>
    <meta:document-statistic meta:table-count="0" meta:image-count="0" meta:object-count="0" meta:page-count="1" meta:paragraph-count="9" meta:word-count="489" meta:character-count="3140" meta:non-whitespace-character-count="2644"/>
  </office:meta>
</office:document-meta>
</file>